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F0" fo:font-size="12pt" style:font-name-asian="F0" style:font-size-asian="12pt" style:font-name-complex="F0" style:font-size-complex="12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F1" fo:font-size="12pt" style:font-name-asian="F1" style:font-size-asian="12pt" style:font-name-complex="F1" style:font-size-complex="12pt"/>
    </style:style>
    <style:style style:name="T1" style:family="text"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Verdana1"/>
    </style:style>
    <style:style style:name="T4" style:family="text">
      <style:text-properties style:font-name="Verdana1" fo:font-weight="bold"/>
    </style:style>
    <style:style style:name="T5" style:family="text">
      <style:text-properties style:font-name="Verdana1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Basic Whole Wheat Pancakes</text:span><text:span text:style-name="T3"><text:line-break/></text:span><text:span text:style-name="T5">Crystal Miller</text:span><text:span text:style-name="T3"><text:line-break/><text:line-break/>2 ½ cups whole wheat pastry flour, freshly ground if possible<text:line-break/>2 T baking powder<text:line-break/>1 t. salt<text:line-break/>2 eggs<text:line-break/>2 cups milk<text:line-break/>¼ cup light olive oil<text:line-break/><text:line-break/>Mix dry ingredients together. Add milk, eggs and oil and stir until just blended. Bake on a medium hot to hot griddle until bubbles appear and the pancakes are nice and golden brown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meta:document-statistic meta:table-count="0" meta:image-count="0" meta:object-count="0" meta:page-count="1" meta:paragraph-count="1" meta:word-count="67" meta:character-count="358"/>
    <dc:date>2017-05-06T12:03:05.31</dc:date>
    <dc:creator>Crystal Miller</dc:creator>
    <meta:editing-duration>PT7H18M17S</meta:editing-duration>
    <meta:editing-cycles>1</meta:editing-cycles>
    <meta:generator>OpenOffice/4.1.1$Win32 OpenOffice.org_project/411m6$Build-9775</meta:generator>
  </office:meta>
</office:document-meta>
</file>